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1faaf6" officeooo:paragraph-rsid="001faaf6" style:font-size-asian="13.1000003814697pt" style:font-size-complex="15pt"/>
    </style:style>
    <style:style style:name="P2" style:family="paragraph" style:parent-style-name="Standard">
      <style:paragraph-properties fo:text-align="center" style:justify-single-word="false"/>
      <style:text-properties fo:font-size="20pt" officeooo:paragraph-rsid="001faaf6" style:font-size-asian="17.5pt" style:font-size-complex="20pt"/>
    </style:style>
    <style:style style:name="P3" style:family="paragraph" style:parent-style-name="Standard">
      <style:paragraph-properties fo:text-align="center" style:justify-single-word="false"/>
      <style:text-properties fo:font-size="22pt" officeooo:rsid="001faaf6" officeooo:paragraph-rsid="001faaf6" style:font-size-asian="19.25pt" style:font-size-complex="22pt"/>
    </style:style>
    <style:style style:name="P4" style:family="paragraph" style:parent-style-name="Standard">
      <style:paragraph-properties fo:text-align="start" style:justify-single-word="false"/>
      <style:text-properties fo:font-size="12pt" officeooo:rsid="001faaf6" officeooo:paragraph-rsid="001faaf6" style:font-size-asian="10.5pt" style:font-size-complex="12pt"/>
    </style:style>
    <style:style style:name="P5" style:family="paragraph" style:parent-style-name="Standard">
      <style:paragraph-properties fo:text-align="center" style:justify-single-word="false"/>
      <style:text-properties fo:font-size="12pt" officeooo:rsid="001faaf6" officeooo:paragraph-rsid="001faaf6" style:font-size-asian="10.5pt" style:font-size-complex="12pt"/>
    </style:style>
    <style:style style:name="P6" style:family="paragraph" style:parent-style-name="Standard">
      <style:paragraph-properties fo:text-align="start" style:justify-single-word="false"/>
      <style:text-properties fo:font-size="13pt" officeooo:rsid="00206ca7" officeooo:paragraph-rsid="00206ca7" style:font-size-asian="13pt" style:font-size-complex="13pt"/>
    </style:style>
    <style:style style:name="P7" style:family="paragraph" style:parent-style-name="Standard">
      <style:paragraph-properties fo:text-align="start" style:justify-single-word="false"/>
      <style:text-properties fo:font-size="13pt" officeooo:rsid="0021c106" officeooo:paragraph-rsid="0021c106" style:font-size-asian="13pt" style:font-size-complex="13pt"/>
    </style:style>
    <style:style style:name="P8" style:family="paragraph" style:parent-style-name="Standard">
      <style:paragraph-properties fo:text-align="start" style:justify-single-word="false"/>
      <style:text-properties fo:font-size="11pt" officeooo:rsid="0021c106" officeooo:paragraph-rsid="0021c106" style:font-size-asian="11pt" style:font-size-complex="11pt"/>
    </style:style>
    <style:style style:name="P9" style:family="paragraph" style:parent-style-name="Standard">
      <style:paragraph-properties fo:text-align="start" style:justify-single-word="false"/>
      <style:text-properties fo:font-size="11pt" officeooo:rsid="0021c106" officeooo:paragraph-rsid="0021c106" style:font-size-asian="9.60000038146973pt" style:font-size-complex="11pt"/>
    </style:style>
    <style:style style:name="P10" style:family="paragraph" style:parent-style-name="Standard">
      <style:paragraph-properties fo:text-align="start" style:justify-single-word="false"/>
      <style:text-properties fo:font-size="13pt" officeooo:rsid="0021c106" officeooo:paragraph-rsid="0021c106" style:font-size-asian="13pt" style:font-size-complex="13pt"/>
    </style:style>
    <style:style style:name="P11" style:family="paragraph" style:parent-style-name="Standard">
      <style:paragraph-properties fo:text-align="start" style:justify-single-word="false"/>
      <style:text-properties fo:font-size="11pt" officeooo:rsid="00248901" officeooo:paragraph-rsid="00248901" style:font-size-asian="9.60000038146973pt" style:font-size-complex="11pt"/>
    </style:style>
    <style:style style:name="P12" style:family="paragraph" style:parent-style-name="Standard">
      <style:paragraph-properties fo:text-align="start" style:justify-single-word="false"/>
      <style:text-properties fo:font-size="11pt" officeooo:rsid="0024ef6c" officeooo:paragraph-rsid="0024ef6c" style:font-size-asian="9.60000038146973pt" style:font-size-complex="11pt"/>
    </style:style>
    <style:style style:name="P13" style:family="paragraph" style:parent-style-name="Standard">
      <style:paragraph-properties fo:text-align="center" style:justify-single-word="false"/>
      <style:text-properties fo:font-size="15pt" officeooo:rsid="001faaf6" officeooo:paragraph-rsid="001faaf6" style:font-size-asian="13.1000003814697pt" style:font-size-complex="15pt"/>
    </style:style>
    <style:style style:name="P14" style:family="paragraph" style:parent-style-name="Standard">
      <style:paragraph-properties fo:text-align="start" style:justify-single-word="false"/>
      <style:text-properties fo:font-size="12pt" officeooo:rsid="002520d5" officeooo:paragraph-rsid="002520d5" style:font-size-asian="10.5pt" style:font-size-complex="12pt"/>
    </style:style>
    <style:style style:name="T1" style:family="text">
      <style:text-properties officeooo:rsid="0021c106"/>
    </style:style>
    <style:style style:name="T2" style:family="text">
      <style:text-properties officeooo:rsid="00248901"/>
    </style:style>
    <style:style style:name="T3" style:family="text">
      <style:text-properties officeooo:rsid="002520d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3">Face removal tool</text:p>
      <text:p text:style-name="P3">Noah Hallows</text:p>
      <text:p text:style-name="P3">Manual</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1"><text:soft-page-break/>Installation:</text:p>
      <text:p text:style-name="P1"/>
      <text:p text:style-name="P1">Basic usage:</text:p>
      <text:p text:style-name="P5"/>
      <text:p text:style-name="P6">Running:</text:p>
      <text:p text:style-name="P6"/>
      <text:p text:style-name="P6">Selecting <text:span text:style-name="T1">image contain</text:span><text:span text:style-name="T2">ing</text:span><text:span text:style-name="T1"> face to search for:</text:span></text:p>
      <text:p text:style-name="P8">This image contains the face the application will search for in the other images. This image should contain a single clear and well lit face. For best results select an image where the target is in the foreground. <text:span text:style-name="T3">This has to be a .jpg or .png image</text:span></text:p>
      <text:p text:style-name="P6"/>
      <text:p text:style-name="P7">Selecting directory containing images to search:</text:p>
      <text:p text:style-name="P9">This is the directory <text:span text:style-name="T2">containing the images the application will search through. Any images in sub-directories will also be searched. </text:span><text:span text:style-name="T3">It will only run on .png or .jpg images</text:span></text:p>
      <text:p text:style-name="P7"/>
      <text:p text:style-name="P7">Choosing action for application to take on matching images:</text:p>
      <text:p text:style-name="P11">There are three options for what the application should do once it finds a marching face in one of the images. The first option blurs the face but leaves the rest of the image intact. The second option replaces the matching face with an overlay, obscuring the face but leaving the rest of the image intact. The third option simply deletes the image.</text:p>
      <text:p text:style-name="P7"/>
      <text:p text:style-name="P7">Overlay image:</text:p>
      <text:p text:style-name="P12">The overlay image is an image that gets placed over the matching face in the original image. For example</text:p>
      <text:p text:style-name="P1"/>
      <text:p text:style-name="P1">Troubleshooting:</text:p>
      <text:p text:style-name="P1"/>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6T15:09:36.108507185</meta:creation-date>
    <meta:editing-duration>PT38M14S</meta:editing-duration>
    <meta:editing-cycles>4</meta:editing-cycles>
    <meta:generator>LibreOffice/24.2.1.2$Linux_X86_64 LibreOffice_project/420$Build-2</meta:generator>
    <meta:initial-creator>Noah Hallows</meta:initial-creator>
    <dc:date>2024-03-16T16:11:15.427919787</dc:date>
    <dc:creator>Noah Hallows</dc:creator>
    <meta:document-statistic meta:table-count="0" meta:image-count="0" meta:object-count="0" meta:page-count="2" meta:paragraph-count="15" meta:word-count="193" meta:character-count="1126" meta:non-whitespace-character-count="948"/>
  </office:meta>
</office:document-meta>
</file>